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7cm" fo:margin-left="0cm" table:align="left" style:writing-mode="lr-tb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3.519cm"/>
    </style:style>
    <style:style style:name="Таблица1.C" style:family="table-column">
      <style:table-column-properties style:column-width="4.232cm"/>
    </style:style>
    <style:style style:name="Таблица1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Таблица1.E1" style:family="table-cell">
      <style:table-cell-properties fo:padding="0.049cm" fo:border="0.3pt solid #000000" style:writing-mode="page"/>
    </style:style>
    <style:style style:name="Таблица1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Таблица1.E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Таблица2.B1" style:family="table-cell">
      <style:table-cell-properties fo:padding="0.049cm" fo:border="0.3pt solid #000000" style:writing-mode="page"/>
    </style:style>
    <style:style style:name="Таблица2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Таблица2.B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Таблица3.B1" style:family="table-cell">
      <style:table-cell-properties fo:padding="0.049cm" fo:border="0.3pt solid #000000" style:writing-mode="page"/>
    </style:style>
    <style:style style:name="Таблица3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Таблица3.B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color="#000000" style:font-name="Liberation Mono" fo:font-size="12pt" officeooo:paragraph-rsid="0015e940" style:font-size-asian="12pt" style:font-size-complex="12pt"/>
    </style:style>
    <style:style style:name="P2" style:family="paragraph" style:parent-style-name="Standard">
      <style:text-properties style:font-name="Liberation Mono" fo:font-size="12pt" officeooo:paragraph-rsid="00179171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159831" officeooo:paragraph-rsid="0015e940" style:text-blinking="false" fo:background-color="#ffffff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rsid="00159831" officeooo:paragraph-rsid="00159831" style:text-blinking="false" fo:background-color="#ffffff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bold" officeooo:paragraph-rsid="00159831" style:text-blinking="false" fo:background-color="#ffffff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" style:text-underline-style="none" officeooo:paragraph-rsid="00159831" style:text-blinking="false" fo:background-color="#ffffff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line-height="120%" fo:text-align="end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" style:text-underline-style="none" officeooo:paragraph-rsid="00159831" style:text-blinking="false" fo:background-color="#ffffff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" style:text-underline-style="none" officeooo:paragraph-rsid="00159831" style:text-blinking="false" fo:background-color="transparent"/>
    </style:style>
    <style:style style:name="P9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" fo:font-size="20pt" fo:font-style="normal" style:text-underline-style="none" fo:font-weight="bold" officeooo:paragraph-rsid="00159831" style:text-blinking="false" fo:background-color="#ffffff"/>
    </style:style>
    <style:style style:name="P10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" fo:font-size="20pt" fo:font-style="normal" style:text-underline-style="none" fo:font-weight="normal" officeooo:paragraph-rsid="00159831" style:text-blinking="false" fo:background-color="#ffffff"/>
    </style:style>
    <style:style style:name="P11" style:family="paragraph" style:parent-style-name="Standard">
      <loext:graphic-properties draw:fill="none" draw:fill-color="#ffffff"/>
      <style:paragraph-properties fo:margin-top="0cm" fo:margin-bottom="0cm" loext:contextual-spacing="false" fo:line-height="100%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paragraph-rsid="0015e940" style:text-blinking="false" fo:background-color="transparent"/>
    </style:style>
    <style:style style:name="P12" style:family="paragraph" style:parent-style-name="Standard">
      <loext:graphic-properties draw:fill="none" draw:fill-color="#ffffff"/>
      <style:paragraph-properties fo:margin-top="0cm" fo:margin-bottom="0cm" loext:contextual-spacing="false" fo:line-height="10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paragraph-rsid="00179171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paragraph-rsid="00159831" style:text-blinking="false" fo:background-color="transparent"/>
    </style:style>
    <style:style style:name="P14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font-style="normal" style:text-underline-style="none" fo:font-weight="normal" officeooo:rsid="0015e940" officeooo:paragraph-rsid="0015e940" style:text-blinking="false" fo:background-color="#ffffff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letter-spacing="normal" fo:font-style="normal" style:text-underline-style="none" fo:font-weight="normal" officeooo:rsid="0015e940" officeooo:paragraph-rsid="00179171" style:text-blinking="false" fo:background-color="#ffffff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letter-spacing="normal" fo:font-style="normal" style:text-underline-style="none" fo:font-weight="normal" officeooo:rsid="00179171" officeooo:paragraph-rsid="00179171" style:text-blinking="false" fo:background-color="#ffffff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letter-spacing="normal" fo:font-style="normal" style:text-underline-style="none" fo:font-weight="normal" officeooo:rsid="00185a97" officeooo:paragraph-rsid="00185a97" style:text-blinking="false" fo:background-color="#ffffff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letter-spacing="normal" fo:font-style="normal" style:text-underline-style="none" fo:font-weight="normal" officeooo:rsid="00179171" officeooo:paragraph-rsid="00179171" style:text-blinking="false" fo:background-color="#fffff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4pt" fo:letter-spacing="normal" fo:font-style="normal" style:text-underline-style="none" fo:font-weight="bold" officeooo:rsid="00179171" officeooo:paragraph-rsid="00179171" style:text-blinking="false" fo:background-color="#fffff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4pt" fo:letter-spacing="normal" fo:font-style="normal" style:text-underline-style="none" fo:font-weight="bold" officeooo:rsid="00179171" officeooo:paragraph-rsid="001814f6" style:text-blinking="false" fo:background-color="#fffff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4pt" fo:letter-spacing="normal" fo:font-style="normal" style:text-underline-style="none" fo:font-weight="bold" officeooo:rsid="00179171" officeooo:paragraph-rsid="00185a97" style:text-blinking="false" fo:background-color="#ffffff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4pt" fo:letter-spacing="normal" fo:font-style="normal" style:text-underline-style="none" fo:font-weight="bold" officeooo:rsid="00185a97" officeooo:paragraph-rsid="00185a97" style:text-blinking="false" fo:background-color="#ffffff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4pt" fo:letter-spacing="normal" fo:font-style="normal" style:text-underline-style="none" fo:font-weight="bold" officeooo:rsid="0019c7ea" officeooo:paragraph-rsid="0019c7ea" style:text-blinking="false" fo:background-color="#ffffff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0pt" fo:letter-spacing="normal" fo:font-style="normal" style:text-underline-style="none" fo:font-weight="normal" officeooo:rsid="00179171" officeooo:paragraph-rsid="001814f6" style:text-blinking="false" fo:background-color="#ffffff" style:font-size-asian="8.75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0pt" fo:letter-spacing="normal" fo:font-style="normal" style:text-underline-style="none" fo:font-weight="normal" officeooo:rsid="00179171" officeooo:paragraph-rsid="00185a97" style:text-blinking="false" fo:background-color="#ffffff" style:font-size-asian="8.75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0pt" fo:letter-spacing="normal" fo:font-style="normal" style:text-underline-style="none" fo:font-weight="normal" officeooo:rsid="00185a97" officeooo:paragraph-rsid="00185a97" style:text-blinking="false" fo:background-color="#ffffff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0pt" fo:letter-spacing="normal" fo:font-style="normal" style:text-underline-style="none" fo:font-weight="normal" officeooo:rsid="0019c7ea" officeooo:paragraph-rsid="0019c7ea" style:text-blinking="false" fo:background-color="#ffffff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0pt" fo:letter-spacing="normal" fo:font-style="normal" style:text-underline-style="none" fo:font-weight="normal" officeooo:rsid="00185a97" officeooo:paragraph-rsid="00185a97" style:text-blinking="false" fo:background-color="#ffffff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2pt" fo:letter-spacing="normal" fo:font-style="normal" style:text-underline-style="none" fo:font-weight="normal" officeooo:rsid="0019c7ea" officeooo:paragraph-rsid="001a2bb8" style:text-blinking="false" fo:background-color="#ffffff" style:font-size-asian="12pt" style:font-weight-asian="normal" style:font-size-complex="12pt" style:font-weight-complex="normal"/>
    </style:style>
    <style:style style:name="P30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0.499cm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rsid="0017b2e5" officeooo:paragraph-rsid="001a2bb8" style:text-blinking="false" fo:background-color="transparent" style:font-size-asian="16pt" style:font-weight-asian="normal" style:font-size-complex="16pt" style:font-weight-complex="normal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officeooo:paragraph-rsid="0015e940"/>
    </style:style>
    <style:style style:name="P33" style:family="paragraph" style:parent-style-name="Table_20_Contents">
      <style:paragraph-properties fo:text-align="start" style:justify-single-word="false"/>
      <style:text-properties style:font-name="Liberation Mono" fo:font-size="12pt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Liberation Mono" fo:font-size="12pt" officeooo:paragraph-rsid="00185a97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Liberation Mono" fo:font-size="12pt" officeooo:rsid="001814f6" officeooo:paragraph-rsid="001814f6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Liberation Mono" fo:font-size="12pt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Liberation Mono" fo:font-size="12pt" officeooo:rsid="00179171" officeooo:paragraph-rsid="00179171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Liberation Mono" fo:font-size="11pt" officeooo:rsid="0015e940" officeooo:paragraph-rsid="0015e940" style:font-size-asian="11pt" style:font-size-complex="11pt"/>
    </style:style>
    <style:style style:name="P39" style:family="paragraph" style:parent-style-name="Table_20_Contents">
      <style:paragraph-properties fo:text-align="start" style:justify-single-word="false"/>
      <style:text-properties style:font-name="Liberation Mono" fo:font-size="11pt" style:font-size-asian="11pt" style:font-size-complex="11pt"/>
    </style:style>
    <style:style style:name="P40" style:family="paragraph" style:parent-style-name="Text_20_body">
      <style:text-properties style:font-name="Times" fo:font-weight="normal" officeooo:paragraph-rsid="00159831"/>
    </style:style>
    <style:style style:name="P41" style:family="paragraph" style:parent-style-name="Text_20_body">
      <style:text-properties style:font-name="Times" officeooo:paragraph-rsid="00159831"/>
    </style:style>
    <style:style style:name="P42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paragraph-rsid="00159831" style:text-blinking="false" fo:background-color="#ffffff"/>
    </style:style>
    <style:style style:name="P43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style:font-name="Times" officeooo:paragraph-rsid="00159831"/>
    </style:style>
    <style:style style:name="P44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officeooo:paragraph-rsid="00159831"/>
    </style:style>
    <style:style style:name="P45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0pt" fo:letter-spacing="normal" fo:font-style="normal" style:text-underline-style="none" fo:font-weight="normal" officeooo:rsid="00185a97" officeooo:paragraph-rsid="00185a97" style:text-blinking="false" fo:background-color="#ffffff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Mono" fo:font-size="10pt" fo:letter-spacing="normal" fo:font-style="normal" style:text-underline-style="none" fo:font-weight="normal" officeooo:rsid="00185a97" officeooo:paragraph-rsid="00185a97" style:text-blinking="false" fo:background-color="#ffffff" style:font-size-asian="8.75pt" style:font-weight-asian="normal" style:font-size-complex="10pt" style:font-weight-complex="normal"/>
    </style:style>
    <style:style style:name="T1" style:family="text">
      <style:text-properties officeooo:rsid="000ce426"/>
    </style:style>
    <style:style style:name="T2" style:family="text">
      <style:text-properties officeooo:rsid="0004f785"/>
    </style:style>
    <style:style style:name="T3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officeooo:rsid="000ce426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rsid="00159831" style:text-blinking="false" fo:background-color="#ffffff" loext:char-shading-value="0"/>
    </style:style>
    <style:style style:name="T7" style:family="text">
      <style:text-properties fo:font-variant="normal" fo:text-transform="none" fo:color="#000000" fo:letter-spacing="normal" fo:font-style="normal" fo:font-weight="normal" officeooo:rsid="0020b18a"/>
    </style:style>
    <style:style style:name="T8" style:family="text">
      <style:text-properties fo:font-variant="normal" fo:text-transform="none" fo:color="#000000" fo:letter-spacing="normal" fo:font-style="normal" fo:font-weight="normal" officeooo:rsid="000dcc90"/>
    </style:style>
    <style:style style:name="T9" style:family="text">
      <style:text-properties officeooo:rsid="0015e940"/>
    </style:style>
    <style:style style:name="T10" style:family="text">
      <style:text-properties style:font-name="Liberation Mono" fo:font-size="11pt" style:font-size-asian="11pt" style:font-size-complex="11pt"/>
    </style:style>
    <style:style style:name="T11" style:family="text">
      <style:text-properties style:font-name="Liberation Mono" fo:font-size="11pt" officeooo:rsid="0015e940" style:font-size-asian="11pt" style:font-size-complex="11pt"/>
    </style:style>
    <style:style style:name="T12" style:family="text">
      <style:text-properties officeooo:rsid="000dcc90"/>
    </style:style>
    <style:style style:name="T13" style:family="text">
      <style:text-properties fo:font-weight="normal" officeooo:rsid="001fb9ab"/>
    </style:style>
    <style:style style:name="T14" style:family="text">
      <style:text-properties officeooo:rsid="001fb9ab"/>
    </style:style>
    <style:style style:name="T15" style:family="text">
      <style:text-properties officeooo:rsid="0020b18a"/>
    </style:style>
    <style:style style:name="T16" style:family="text">
      <style:text-properties officeooo:rsid="000fb57b"/>
    </style:style>
    <style:style style:name="T17" style:family="text">
      <style:text-properties officeooo:rsid="001814f6"/>
    </style:style>
    <style:style style:name="T18" style:family="text">
      <style:text-properties officeooo:rsid="00185a97"/>
    </style:style>
    <style:style style:name="T19" style:family="text">
      <style:text-properties officeooo:rsid="001adcf5" fo:background-color="transparent" loext:char-shading-value="0"/>
    </style:style>
    <style:style style:name="T20" style:family="text">
      <style:text-properties fo:color="#333333"/>
    </style:style>
    <style:style style:name="T21" style:family="text">
      <style:text-properties fo:color="#333333" officeooo:rsid="001adcf5"/>
    </style:style>
    <style:style style:name="T22" style:family="text">
      <style:text-properties fo:color="#333333" officeooo:rsid="001be4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осковский авиационный институт</text:p>
      <text:p text:style-name="P5">(Национальный исследовательский университет)</text:p>
      <text:p text:style-name="P41"/>
      <text:p text:style-name="P13">Институт: «Информационные технологии и прикладная математика»</text:p>
      <text:p text:style-name="P13">Дисциплина: «<text:span text:style-name="T1">Операционные системы</text:span>»</text:p>
      <text:p text:style-name="P6"> </text:p>
      <text:p text:style-name="P6"> </text:p>
      <text:p text:style-name="P6"> </text:p>
      <text:p text:style-name="P6"> </text:p>
      <text:p text:style-name="P9">Лабораторная работа № <text:span text:style-name="T2">5</text:span></text:p>
      <text:p text:style-name="P10">Тема: Динамические библиотеки</text:p>
      <text:p text:style-name="P41"/>
      <text:p text:style-name="P8"/>
      <text:p text:style-name="P8"/>
      <text:p text:style-name="P6"> </text:p>
      <text:p text:style-name="P44"><text:span text:style-name="T5">Студент: </text:span><text:span text:style-name="T6">Ильиных Вадима Максимович</text:span></text:p>
      <text:p text:style-name="P42">Группа: 80-201</text:p>
      <text:p text:style-name="P43"><text:span text:style-name="T3">Преподаватель: </text:span><text:span text:style-name="T4">Миронов</text:span><text:span text:style-name="T3"> </text:span><text:span text:style-name="T4">Е</text:span><text:span text:style-name="T3">.</text:span><text:span text:style-name="T4">С</text:span><text:span text:style-name="T3">.</text:span></text:p>
      <text:p text:style-name="P42">Дата:</text:p>
      <text:p text:style-name="P42">Оценка:</text:p>
      <text:p text:style-name="P40"><text:line-break/></text:p>
      <text:p text:style-name="P7"> </text:p>
      <text:p text:style-name="P40"/>
      <text:p text:style-name="P40"><text:line-break/><text:line-break/></text:p>
      <text:p text:style-name="P40"/>
      <text:p text:style-name="P4">Москва, 2021</text:p>
      <text:p text:style-name="P11"><text:soft-page-break/>Постановка задачи</text:p>
      <text:p text:style-name="P1">Требуется создать динамические библиотеки, которые реализуют определенный функционал. Далее использовать данные библиотеки 2-мя способами: </text:p>
      <text:p text:style-name="P1"><text:tab/>1. Во время компиляции (на этапе «линковки»/linking)</text:p>
      <text:p text:style-name="P1"><text:tab/>2. Во время исполнения программы. Библиотеки загружаются в память с помощью интерфейса ОС для работы с динамическими библиотеками</text:p>
      <text:p text:style-name="P1">В конечном итоге, в лабораторной работе необходимо получить следующие части: </text:p>
      <text:p text:style-name="P1"><text:tab/>Динамические библиотеки, реализующие контракты, которые заданы вариантом;</text:p>
      <text:p text:style-name="P1"><text:tab/>Тестовая программа (программа №1), которая используют одну из библиотек, используя знания полученные на этапе компиляции;</text:p>
      <text:p text:style-name="P1"><text:tab/>Тестовая программа (программа №2), которая загружает библиотеки, используя только их местоположение и контракты. </text:p>
      <text:p text:style-name="P1">Провести анализ двух типов использования библиотек. </text:p>
      <text:p text:style-name="P1">Пользовательский ввод для обоих программ должен быть организован следующим образом: </text:p>
      <text:p text:style-name="P1"><text:tab/>1. Если пользователь вводит команду «0», то программа переключает одну реализацию контрактов на другую (необходимо только для программы №2). Можно реализовать лабораторную работу без данной функции, но максимальная оценка в этом случае будет «хорошо»;</text:p>
      <text:p text:style-name="P1"><text:tab/>2. «1 arg1 arg2 … argN», где после «1» идут аргументы для первой функции, предусмотренной контрактами. После ввода команды происходит вызов первой функции, и на экране появляется результат её выполнения;</text:p>
      <text:p text:style-name="P3">3. «2 arg1 arg2 … argM», где после «2» идут аргументы для второй функции, предусмотренной контрактами. После ввода команды происходит вызов второй функции, и на экране появляется результат её выполнения.</text:p>
      <text:p text:style-name="P3"/>
      <text:p text:style-name="P14">Вариант №9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row>
          <table:table-cell table:style-name="Таблица1.A1" office:value-type="string">
            <text:p text:style-name="P38">№</text:p>
          </table:table-cell>
          <table:table-cell table:style-name="Таблица1.A1" office:value-type="string">
            <text:p text:style-name="P38">Описание</text:p>
          </table:table-cell>
          <table:table-cell table:style-name="Таблица1.A1" office:value-type="string">
            <text:p text:style-name="P38">Сигнатура</text:p>
          </table:table-cell>
          <table:table-cell table:style-name="Таблица1.A1" office:value-type="string">
            <text:p text:style-name="P38">Реализация 1</text:p>
          </table:table-cell>
          <table:table-cell table:style-name="Таблица1.E1" office:value-type="string">
            <text:p text:style-name="P38">Реализация 2</text:p>
          </table:table-cell>
        </table:table-row>
        <table:table-row>
          <table:table-cell table:style-name="Таблица1.A2" office:value-type="string">
            <text:p text:style-name="P38">2</text:p>
          </table:table-cell>
          <table:table-cell table:style-name="Таблица1.A2" office:value-type="string">
            <text:p text:style-name="P31"><text:span text:style-name="T10">Рассчет производной функции </text:span>cos(x) в точке A с приращением deltaX</text:p>
          </table:table-cell>
          <table:table-cell table:style-name="Таблица1.A2" office:value-type="string">
            <text:p text:style-name="P32"><text:span text:style-name="T11">float </text:span>Derivative(float A, float deltaX)</text:p>
          </table:table-cell>
          <table:table-cell table:style-name="Таблица1.A2" office:value-type="string">
            <text:p text:style-name="P39">f'(x) = (f(A + deltaX)</text:p>
          </table:table-cell>
          <table:table-cell table:style-name="Таблица1.E2" office:value-type="string">
            <text:p text:style-name="P39">f'(x) = (f(A + deltaX)</text:p>
          </table:table-cell>
        </table:table-row>
        <table:table-row>
          <table:table-cell table:style-name="Таблица1.A2" office:value-type="string">
            <text:p text:style-name="P38">3</text:p>
          </table:table-cell>
          <table:table-cell table:style-name="Таблица1.A2" office:value-type="string">
            <text:p text:style-name="P39">Подсчёт количества простых чисел на отрезке [A, B] (A, B - натуральные)</text:p>
          </table:table-cell>
          <table:table-cell table:style-name="Таблица1.A2" office:value-type="string">
            <text:p text:style-name="P39"><text:span text:style-name="T9">i</text:span>nt PrimeCount(int A, int B)</text:p>
          </table:table-cell>
          <table:table-cell table:style-name="Таблица1.A2" office:value-type="string">
            <text:p text:style-name="P39">Наивный алгоритм. Проверить делимость текущего числа на все предыдущие числа.</text:p>
          </table:table-cell>
          <table:table-cell table:style-name="Таблица1.E2" office:value-type="string">
            <text:p text:style-name="P39">Решето Эратосфена</text:p>
          </table:table-cell>
        </table:table-row>
      </table:table>
      <text:p text:style-name="P14"/>
      <text:p text:style-name="P14"/>
      <text:p text:style-name="P12"><text:soft-page-break/>Описание программы</text:p>
      <text:p text:style-name="P2">Были использованы такие функции как :</text:p>
      <text:p text:style-name="P2"><text:span text:style-name="T13">dlopen() <text:tab/>- </text:span><text:span text:style-name="T7">для </text:span><text:span text:style-name="T8">загрузки динамической библиотеки</text:span></text:p>
      <text:p text:style-name="P2"><text:span text:style-name="T14">dlsym() <text:tab/>- </text:span><text:span text:style-name="T15">для </text:span><text:span text:style-name="T16">возвращения адреса, по которому символ расположен <text:s/>в памяти</text:span></text:p>
      <text:p text:style-name="P2">dlerror()<text:tab/>- для <text:span text:style-name="T12">описания ошибок в случае неудачи</text:span></text:p>
      <text:p text:style-name="P15">dlclose<text:span text:style-name="T12">()<text:tab/>- для выгрузки динамической библиотеки</text:span></text:p>
      <text:p text:style-name="P16">Написаны две программы. Первая загружает библиотеки, используя только их местоположения, в то время как вторая — используя знания, полученные на этапе компиляции.</text:p>
      <text:p text:style-name="P17">Для упрощения жизни использована утилита make</text:p>
      <text:p text:style-name="P16"/>
      <text:p text:style-name="P19">Набор тестов <text:span text:style-name="T17">(программа №1)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7">Содержание теста</text:p>
          </table:table-cell>
          <table:table-cell table:style-name="Таблица2.B1" office:value-type="string">
            <text:p text:style-name="P37">Результат</text:p>
          </table:table-cell>
        </table:table-row>
        <table:table-row>
          <table:table-cell table:style-name="Таблица2.A2" office:value-type="string">
            <text:p text:style-name="P37">1 10</text:p>
            <text:p text:style-name="P37">1 3.14</text:p>
            <text:p text:style-name="P37">1 1.57</text:p>
          </table:table-cell>
          <table:table-cell table:style-name="Таблица2.B2" office:value-type="string">
            <text:p text:style-name="P36">The result is: 0.544661</text:p>
            <text:p text:style-name="P36">The result is: -0.000500</text:p>
            <text:p text:style-name="P36">The result is: -1.000047</text:p>
          </table:table-cell>
        </table:table-row>
        <table:table-row>
          <table:table-cell table:style-name="Таблица2.A2" office:value-type="string">
            <text:p text:style-name="P37">2 2 10</text:p>
            <text:p text:style-name="P37">2 -2 8</text:p>
            <text:p text:style-name="P37">2 50 70</text:p>
          </table:table-cell>
          <table:table-cell table:style-name="Таблица2.B2" office:value-type="string">
            <text:p text:style-name="P36">Native algorithm:</text:p>
            <text:p text:style-name="P36">2 3 5 7 </text:p>
            <text:p text:style-name="P36">In this segment 4 prime numbers</text:p>
            <text:p text:style-name="P36">Native algorithm:</text:p>
            <text:p text:style-name="P36">2 3 5 7 </text:p>
            <text:p text:style-name="P36">In this segment 4 prime numbers</text:p>
            <text:p text:style-name="P36">Native algorithm:</text:p>
            <text:p text:style-name="P36">53 59 61 67 </text:p>
            <text:p text:style-name="P36">In this segment 4 prime numbers</text:p>
          </table:table-cell>
        </table:table-row>
      </table:table>
      <text:p text:style-name="P18"/>
      <text:p text:style-name="P20">Набор тестов <text:span text:style-name="T17">(программа №2)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5">Содержание теста</text:p>
          </table:table-cell>
          <table:table-cell table:style-name="Таблица3.B1" office:value-type="string">
            <text:p text:style-name="P35">Результат</text:p>
          </table:table-cell>
        </table:table-row>
        <table:table-row>
          <table:table-cell table:style-name="Таблица3.A2" office:value-type="string">
            <text:p text:style-name="P35">1 40</text:p>
            <text:p text:style-name="P35">1 31.4</text:p>
            <text:p text:style-name="P35">0</text:p>
            <text:p text:style-name="P35">1 40</text:p>
          </table:table-cell>
          <table:table-cell table:style-name="Таблица3.B2" office:value-type="string">
            <text:p text:style-name="P33">The result is: -0.744371</text:p>
            <text:p text:style-name="P33">The result is: 0.015418</text:p>
            <text:p text:style-name="P33">Realisation is swapped!</text:p>
            <text:p text:style-name="P33">The result is: -0.744704</text:p>
          </table:table-cell>
        </table:table-row>
        <table:table-row>
          <table:table-cell table:style-name="Таблица3.A2" office:value-type="string">
            <text:p text:style-name="P35">2 0 9</text:p>
            <text:p text:style-name="P35">2 -9 3</text:p>
            <text:p text:style-name="P35">0</text:p>
            <text:p text:style-name="P35">2 34 48</text:p>
          </table:table-cell>
          <table:table-cell table:style-name="Таблица3.B2" office:value-type="string">
            <text:p text:style-name="P33">Sieve of Eratosthenes:</text:p>
            <text:p text:style-name="P33">2 3 5 7 </text:p>
            <text:p text:style-name="P33">In this segment 4 prime numbers</text:p>
            <text:p text:style-name="P33">Sieve of Eratosthenes:</text:p>
            <text:p text:style-name="P33">2 3 </text:p>
            <text:p text:style-name="P33">In this segment 2 prime numbers</text:p>
            <text:p text:style-name="P33">0</text:p>
            <text:p text:style-name="P33">Realisation is swapped!</text:p>
            <text:p text:style-name="P33">Native algorithm:</text:p>
            <text:p text:style-name="P33">37 41 43 47 </text:p>
            <text:p text:style-name="P34">In this segment 4 prime numbers</text:p>
          </table:table-cell>
        </table:table-row>
      </table:table>
      <text:p text:style-name="P20"/>
      <text:p text:style-name="P20"><text:soft-page-break/>Листинг программы <text:span text:style-name="T18">1</text:span></text:p>
      <text:p text:style-name="P24">#include &lt;stdio.h&gt;</text:p>
      <text:p text:style-name="P24">#include "realisation.h"</text:p>
      <text:p text:style-name="P24"/>
      <text:p text:style-name="P24">int main(){</text:p>
      <text:p text:style-name="P24"><text:tab/>int arguments;</text:p>
      <text:p text:style-name="P24"/>
      <text:p text:style-name="P24"><text:tab/>while(scanf("%d",&amp;arguments) &gt; 0){</text:p>
      <text:p text:style-name="P24"><text:tab/><text:tab/>if(arguments == 1){</text:p>
      <text:p text:style-name="P24"><text:tab/><text:tab/><text:tab/>float A, deltaX = 0.001;</text:p>
      <text:p text:style-name="P24"><text:tab/><text:tab/><text:tab/>scanf("%f",&amp;A);</text:p>
      <text:p text:style-name="P24"><text:tab/><text:tab/><text:tab/>printf("The result is: %f\n", Derivative(A, deltaX));</text:p>
      <text:p text:style-name="P24"><text:tab/><text:tab/>}</text:p>
      <text:p text:style-name="P24"><text:tab/><text:tab/>else if(arguments == 2){</text:p>
      <text:p text:style-name="P24"><text:tab/><text:tab/><text:tab/>float A, B;</text:p>
      <text:p text:style-name="P24"><text:tab/><text:tab/><text:tab/>scanf("%f %f",&amp;A, &amp;B);</text:p>
      <text:p text:style-name="P24"><text:tab/><text:tab/><text:tab/>printf("\nIn this segment %d prime numbers\n", PrimeCount(A, B));</text:p>
      <text:p text:style-name="P24"><text:tab/><text:tab/>}</text:p>
      <text:p text:style-name="P24"><text:tab/><text:tab/>else{</text:p>
      <text:p text:style-name="P24"><text:tab/><text:tab/><text:tab/>printf("Wrong format! Try again\n");</text:p>
      <text:p text:style-name="P24"><text:tab/><text:tab/><text:tab/>continue;</text:p>
      <text:p text:style-name="P24"><text:tab/><text:tab/>}</text:p>
      <text:p text:style-name="P24"><text:tab/>}</text:p>
      <text:p text:style-name="P24"/>
      <text:p text:style-name="P24"><text:tab/>return 0;</text:p>
      <text:p text:style-name="P24">}</text:p>
      <text:p text:style-name="P24"/>
      <text:p text:style-name="P21">Листинг программы <text:span text:style-name="T18">2</text:span></text:p>
      <text:p text:style-name="P25">#include &lt;stdio.h&gt;</text:p>
      <text:p text:style-name="P25">#include &lt;stdlib.h&gt;</text:p>
      <text:p text:style-name="P25">#include &lt;dlfcn.h&gt;</text:p>
      <text:p text:style-name="P25">#include &lt;stdbool.h&gt;</text:p>
      <text:p text:style-name="P25"/>
      <text:p text:style-name="P25">const char *FirstRealLib = "./libs/lib1.so";</text:p>
      <text:p text:style-name="P25">const char *SecondRealLib = "./libs/lib2.so";</text:p>
      <text:p text:style-name="P25"/>
      <text:p text:style-name="P25"><text:soft-page-break/>int main(){</text:p>
      <text:p text:style-name="P25"><text:tab/>int current = 1;</text:p>
      <text:p text:style-name="P25"><text:tab/>void *lib = dlopen(FirstRealLib, RTLD_LAZY);</text:p>
      <text:p text:style-name="P25"><text:tab/>if(!lib){</text:p>
      <text:p text:style-name="P25"><text:tab/><text:tab/>perror("Error with openning lib");</text:p>
      <text:p text:style-name="P25"><text:tab/><text:tab/>exit(1);</text:p>
      <text:p text:style-name="P25"><text:tab/>}</text:p>
      <text:p text:style-name="P25"/>
      <text:p text:style-name="P25"><text:tab/>float (*Derivative) (float, float);</text:p>
      <text:p text:style-name="P25"><text:tab/>int (*PrimeCount) (int, int);</text:p>
      <text:p text:style-name="P25"/>
      <text:p text:style-name="P25"><text:tab/>*(void**) (&amp;Derivative) = dlsym(lib, "Derivative");</text:p>
      <text:p text:style-name="P25"><text:tab/>char *error = dlerror();</text:p>
      <text:p text:style-name="P25"><text:tab/>if(error!=NULL){</text:p>
      <text:p text:style-name="P25"><text:tab/><text:tab/>perror("Error with Derivative");</text:p>
      <text:p text:style-name="P25"><text:tab/><text:tab/>exit(1);</text:p>
      <text:p text:style-name="P25"><text:tab/>}</text:p>
      <text:p text:style-name="P25"/>
      <text:p text:style-name="P25"><text:tab/>*(void**) (&amp;PrimeCount) = dlsym(lib, "PrimeCount");</text:p>
      <text:p text:style-name="P25"><text:tab/>error = dlerror();</text:p>
      <text:p text:style-name="P25"><text:tab/>if(error!=NULL){</text:p>
      <text:p text:style-name="P25"><text:tab/><text:tab/>perror("Error with PrimeCount");</text:p>
      <text:p text:style-name="P25"><text:tab/><text:tab/>exit(1);</text:p>
      <text:p text:style-name="P25"><text:tab/>}</text:p>
      <text:p text:style-name="P25"/>
      <text:p text:style-name="P25"><text:tab/>int arguments;</text:p>
      <text:p text:style-name="P25"/>
      <text:p text:style-name="P25"><text:tab/>while(scanf("%d",&amp;arguments) &gt; 0){</text:p>
      <text:p text:style-name="P25"><text:tab/><text:tab/>if(arguments == 1){</text:p>
      <text:p text:style-name="P25"><text:tab/><text:tab/><text:tab/>float A, deltaX = 0.001;</text:p>
      <text:p text:style-name="P25"><text:tab/><text:tab/><text:tab/>scanf("%f",&amp;A);</text:p>
      <text:p text:style-name="P25"><text:tab/><text:tab/><text:tab/>printf("The result is: %f\n", Derivative(A, deltaX));</text:p>
      <text:p text:style-name="P25"><text:tab/><text:tab/>}</text:p>
      <text:p text:style-name="P25"><text:tab/><text:tab/>else if(arguments == 2){</text:p>
      <text:p text:style-name="P25"><text:tab/><text:tab/><text:tab/>float A, B;</text:p>
      <text:p text:style-name="P25"><text:tab/><text:tab/><text:tab/>scanf("%f %f",&amp;A, &amp;B);</text:p>
      <text:p text:style-name="P25"><text:soft-page-break/><text:tab/><text:tab/><text:tab/>printf("\nIn this segment %d prime numbers\n", PrimeCount(A, B));</text:p>
      <text:p text:style-name="P25"><text:tab/><text:tab/>}</text:p>
      <text:p text:style-name="P25"><text:tab/><text:tab/>else if(!arguments){</text:p>
      <text:p text:style-name="P25"><text:tab/><text:tab/><text:tab/>if(dlclose(lib)){</text:p>
      <text:p text:style-name="P25"><text:tab/><text:tab/><text:tab/><text:tab/>perror("Can't close lib");</text:p>
      <text:p text:style-name="P25"><text:tab/><text:tab/><text:tab/><text:tab/>exit(1);</text:p>
      <text:p text:style-name="P25"><text:tab/><text:tab/><text:tab/>}</text:p>
      <text:p text:style-name="P25"><text:tab/><text:tab/><text:tab/>if(current == 1){</text:p>
      <text:p text:style-name="P25"><text:tab/><text:tab/><text:tab/><text:tab/>current = 2;</text:p>
      <text:p text:style-name="P25"><text:tab/><text:tab/><text:tab/><text:tab/>lib = dlopen(SecondRealLib, RTLD_LAZY);</text:p>
      <text:p text:style-name="P25"><text:tab/><text:tab/><text:tab/>}</text:p>
      <text:p text:style-name="P25"><text:tab/><text:tab/><text:tab/>else{</text:p>
      <text:p text:style-name="P25"><text:tab/><text:tab/><text:tab/><text:tab/>current = 1;</text:p>
      <text:p text:style-name="P25"><text:tab/><text:tab/><text:tab/><text:tab/>lib = dlopen(FirstRealLib, RTLD_LAZY);</text:p>
      <text:p text:style-name="P25"><text:tab/><text:tab/><text:tab/>}</text:p>
      <text:p text:style-name="P25"/>
      <text:p text:style-name="P25"><text:tab/><text:tab/><text:tab/>if(!lib){</text:p>
      <text:p text:style-name="P25"><text:tab/><text:tab/><text:tab/><text:tab/>printf("Error opening library\n");</text:p>
      <text:p text:style-name="P25"><text:tab/><text:tab/><text:tab/><text:tab/>return 1;</text:p>
      <text:p text:style-name="P25"><text:tab/><text:tab/><text:tab/>}</text:p>
      <text:p text:style-name="P25"/>
      <text:p text:style-name="P25"><text:tab/><text:tab/><text:tab/>*(void**) (&amp;Derivative) = dlsym(lib, "Derivative");</text:p>
      <text:p text:style-name="P25"><text:tab/><text:tab/><text:tab/>*(void**) (&amp;PrimeCount) = dlsym(lib, "PrimeCount");</text:p>
      <text:p text:style-name="P25"><text:tab/><text:tab/><text:tab/>error = dlerror();</text:p>
      <text:p text:style-name="P25"><text:tab/><text:tab/><text:tab/>if(error != NULL){</text:p>
      <text:p text:style-name="P25"><text:tab/><text:tab/><text:tab/><text:tab/>printf("Error with func\n");</text:p>
      <text:p text:style-name="P25"><text:tab/><text:tab/><text:tab/><text:tab/>return 1;</text:p>
      <text:p text:style-name="P25"><text:tab/><text:tab/><text:tab/>}</text:p>
      <text:p text:style-name="P25"><text:tab/><text:tab/><text:tab/>printf("Realisation is swapped!\n");</text:p>
      <text:p text:style-name="P25"><text:tab/><text:tab/>}</text:p>
      <text:p text:style-name="P25"><text:tab/><text:tab/>else{</text:p>
      <text:p text:style-name="P25"><text:tab/><text:tab/><text:tab/>printf("Wrong format! Try again\n");</text:p>
      <text:p text:style-name="P25"><text:tab/><text:tab/><text:tab/>continue;</text:p>
      <text:p text:style-name="P25"><text:tab/><text:tab/>}</text:p>
      <text:p text:style-name="P25"><text:tab/>}</text:p>
      <text:p text:style-name="P25"/>
      <text:p text:style-name="P25"><text:soft-page-break/><text:tab/>return 0;</text:p>
      <text:p text:style-name="P25">}</text:p>
      <text:p text:style-name="P22">Реализация 1. Библиотека <text:s/>и программамы</text:p>
      <text:p text:style-name="P28">#include &lt;stdio.h&gt;</text:p>
      <text:p text:style-name="P28">#include &lt;math.h&gt;</text:p>
      <text:p text:style-name="P28">#include &lt;stdbool.h&gt;</text:p>
      <text:p text:style-name="P28"/>
      <text:p text:style-name="P28">float Derivative(float A, float deltaX){</text:p>
      <text:p text:style-name="P28"><text:tab/>return (cos(A + deltaX) - cos(A))/deltaX;</text:p>
      <text:p text:style-name="P28">}</text:p>
      <text:p text:style-name="P28"/>
      <text:p text:style-name="P28">bool is_prime(int A){</text:p>
      <text:p text:style-name="P28"><text:tab/>for(int i = 2; i &lt; A; ++i){</text:p>
      <text:p text:style-name="P28"><text:tab/><text:tab/>if(!(A%i))</text:p>
      <text:p text:style-name="P28"><text:tab/><text:tab/><text:tab/>return false;</text:p>
      <text:p text:style-name="P28"><text:tab/>}</text:p>
      <text:p text:style-name="P28"><text:tab/>return true;</text:p>
      <text:p text:style-name="P28">}</text:p>
      <text:p text:style-name="P28"/>
      <text:p text:style-name="P28">int PrimeCount(int A, int B){</text:p>
      <text:p text:style-name="P28"><text:tab/>if(A &gt; B){</text:p>
      <text:p text:style-name="P28"><text:tab/><text:tab/>printf("Wrong segment!\n");</text:p>
      <text:p text:style-name="P28"><text:tab/><text:tab/>return 0;</text:p>
      <text:p text:style-name="P28"><text:tab/>}</text:p>
      <text:p text:style-name="P28"><text:tab/>int counter = 0;</text:p>
      <text:p text:style-name="P28"><text:tab/>if(A &lt; 2)</text:p>
      <text:p text:style-name="P28"><text:tab/><text:tab/>A = 2;</text:p>
      <text:p text:style-name="P28"/>
      <text:p text:style-name="P28"><text:tab/>for(int i = A; i &lt;= B; ++i){</text:p>
      <text:p text:style-name="P28"><text:tab/><text:tab/>if(is_prime(i)){</text:p>
      <text:p text:style-name="P28"><text:tab/><text:tab/><text:tab/>if(!counter)</text:p>
      <text:p text:style-name="P28"><text:tab/><text:tab/><text:tab/><text:tab/>printf("Native algorithm:\n");</text:p>
      <text:p text:style-name="P28"><text:tab/><text:tab/><text:tab/>printf("%d ", i);</text:p>
      <text:p text:style-name="P28"><text:tab/><text:tab/><text:tab/>++counter;</text:p>
      <text:p text:style-name="P28"><text:tab/><text:tab/>}</text:p>
      <text:p text:style-name="P28"><text:tab/>}</text:p>
      <text:p text:style-name="P28"><text:tab/>return counter;</text:p>
      <text:p text:style-name="P28"><text:soft-page-break/>}</text:p>
      <text:p text:style-name="P22">Реализация 2.</text:p>
      <text:p text:style-name="P26">#include &lt;stdio.h&gt;</text:p>
      <text:p text:style-name="P26">#include &lt;math.h&gt;</text:p>
      <text:p text:style-name="P26">#include &lt;stdbool.h&gt;</text:p>
      <text:p text:style-name="P26">#include &lt;stdlib.h&gt;</text:p>
      <text:p text:style-name="P26"/>
      <text:p text:style-name="P26">float Derivative(float A, float deltaX){</text:p>
      <text:p text:style-name="P26"><text:tab/>return (cos(A + deltaX) - cos(A - deltaX))/(2*deltaX);</text:p>
      <text:p text:style-name="P26">}</text:p>
      <text:p text:style-name="P26"/>
      <text:p text:style-name="P26">bool deleted(int *arr, int size, int num){</text:p>
      <text:p text:style-name="P26"><text:tab/>for(int i = 0; i &lt; size; ++i){</text:p>
      <text:p text:style-name="P26"><text:tab/><text:tab/>if(arr[i] == num)</text:p>
      <text:p text:style-name="P26"><text:tab/><text:tab/><text:tab/>return true;</text:p>
      <text:p text:style-name="P26"><text:tab/>}</text:p>
      <text:p text:style-name="P26"><text:tab/>return false;</text:p>
      <text:p text:style-name="P26">}</text:p>
      <text:p text:style-name="P26"/>
      <text:p text:style-name="P26">int PrimeCount(int A, int B){</text:p>
      <text:p text:style-name="P26"><text:tab/>if(A &gt; B){</text:p>
      <text:p text:style-name="P26"><text:tab/><text:tab/>printf("Wrong segment!\n");</text:p>
      <text:p text:style-name="P26"><text:tab/><text:tab/>return 0;</text:p>
      <text:p text:style-name="P26"><text:tab/>}</text:p>
      <text:p text:style-name="P26"><text:tab/>if(A &lt; 2)</text:p>
      <text:p text:style-name="P26"><text:tab/><text:tab/>A = 2;</text:p>
      <text:p text:style-name="P26"><text:tab/>int counter = 0, k = 0;</text:p>
      <text:p text:style-name="P26"><text:tab/>int *arr_of_deleted = (int*) malloc(sizeof(int) * (B));</text:p>
      <text:p text:style-name="P26"/>
      <text:p text:style-name="P26"><text:tab/>for(int i = 2; i &lt;= B; ++i){</text:p>
      <text:p text:style-name="P26"><text:tab/><text:tab/>for(int j = i+1; j &lt;= B; ++j){</text:p>
      <text:p text:style-name="P26"><text:tab/><text:tab/><text:tab/>if(!(j%i) &amp;&amp; !deleted(arr_of_deleted, k, j)){</text:p>
      <text:p text:style-name="P26"><text:tab/><text:tab/><text:tab/><text:tab/>arr_of_deleted[k++] = j;</text:p>
      <text:p text:style-name="P26"><text:tab/><text:tab/><text:tab/>}</text:p>
      <text:p text:style-name="P26"><text:tab/><text:tab/>}</text:p>
      <text:p text:style-name="P26"><text:tab/>}</text:p>
      <text:p text:style-name="P26"><text:tab/>for(int i = A; i &lt;= B; ++i){</text:p>
      <text:p text:style-name="P26"><text:soft-page-break/><text:tab/><text:tab/>if(!deleted(arr_of_deleted, k, i)){</text:p>
      <text:p text:style-name="P26"><text:tab/><text:tab/><text:tab/>if(!counter)</text:p>
      <text:p text:style-name="P26"><text:tab/><text:tab/><text:tab/><text:tab/>printf("Sieve of Eratosthenes:\n");</text:p>
      <text:p text:style-name="P26"><text:tab/><text:tab/><text:tab/>++counter;</text:p>
      <text:p text:style-name="P26"><text:tab/><text:tab/><text:tab/>printf("%d ", i);</text:p>
      <text:p text:style-name="P26"><text:tab/><text:tab/>}</text:p>
      <text:p text:style-name="P26"><text:tab/>}</text:p>
      <text:p text:style-name="P26"><text:tab/>free(arr_of_deleted);</text:p>
      <text:p text:style-name="P26"><text:tab/>return counter;</text:p>
      <text:p text:style-name="P26">}</text:p>
      <text:p text:style-name="P23">Makefile</text:p>
      <text:p text:style-name="P26">CCFLAGS = -g3 -Wall -pedantic</text:p>
      <text:p text:style-name="P26">CC = gcc</text:p>
      <text:p text:style-name="P26"/>
      <text:p text:style-name="P26">LIB_PATH = ./libs</text:p>
      <text:p text:style-name="P26"/>
      <text:p text:style-name="P26">all: pr1 pr2</text:p>
      <text:p text:style-name="P26"/>
      <text:p text:style-name="P26">pr1: pr1.c $(LIB_PATH)/lib1.so</text:p>
      <text:p text:style-name="P26"><text:tab/>$(CC) $(CCFLAGS) -o pr1 pr1.c -L$(LIB_PATH) -l1 -Wl,-rpath,$(LIB_PATH)</text:p>
      <text:p text:style-name="P26"/>
      <text:p text:style-name="P26">pr2: pr2.c $(LIB_PATH)/lib1.so $(LIB_PATH)/lib2.so</text:p>
      <text:p text:style-name="P26"><text:tab/>$(CC) $(CCFLAGS) -o pr2 pr2.c -l dl</text:p>
      <text:p text:style-name="P26"/>
      <text:p text:style-name="P26">$(LIB_PATH)/lib1.so:</text:p>
      <text:p text:style-name="P26"><text:tab/>make --directory=$(LIB_PATH)</text:p>
      <text:p text:style-name="P26"/>
      <text:p text:style-name="P26">$(LIB_PATH)/lib2.so:</text:p>
      <text:p text:style-name="P26"><text:tab/>make --directory=$(LIB_PATH)</text:p>
      <text:p text:style-name="P26"/>
      <text:p text:style-name="P26">clean:</text:p>
      <text:p text:style-name="P26"><text:tab/>make clean --directory=$(LIB_PATH)</text:p>
      <text:p text:style-name="P26"><text:tab/>rm pr1 pr2</text:p>
      <text:p text:style-name="P23">Strace для программы 1</text:p>
      <text:p text:style-name="P27">execve("./pr1", ["./pr1"], 0x7fff5c4220a0 /* 51 vars */) = 0</text:p>
      <text:p text:style-name="P27">brk(NULL) <text:s text:c="30"/>= 0x559041d28000</text:p>
      <text:p text:style-name="P27"><text:soft-page-break/>arch_prctl(0x3001 /* ARCH_??? */, 0x7fff3ba2eff0) = -1 EINVAL (Недопустимый аргумент)</text:p>
      <text:p text:style-name="P27">access("/etc/ld.so.preload", R_OK) <text:s text:c="5"/>= -1 ENOENT (Нет такого файла или каталога)</text:p>
      <text:p text:style-name="P27">openat(AT_FDCWD, "./libs/tls/haswell/x86_64/lib1.so", O_RDONLY|O_CLOEXEC) = -1 ENOENT (Нет такого файла или каталога)</text:p>
      <text:p text:style-name="P27">openat(AT_FDCWD, "./libs/tls/haswell/lib1.so", O_RDONLY|O_CLOEXEC) = -1 ENOENT (Нет такого файла или каталога)</text:p>
      <text:p text:style-name="P27">openat(AT_FDCWD, "./libs/tls/x86_64/lib1.so", O_RDONLY|O_CLOEXEC) = -1 ENOENT (Нет такого файла или каталога)</text:p>
      <text:p text:style-name="P27">openat(AT_FDCWD, "./libs/tls/lib1.so", O_RDONLY|O_CLOEXEC) = -1 ENOENT (Нет такого файла или каталога)</text:p>
      <text:p text:style-name="P27">openat(AT_FDCWD, "./libs/haswell/x86_64/lib1.so", O_RDONLY|O_CLOEXEC) = -1 ENOENT (Нет такого файла или каталога)</text:p>
      <text:p text:style-name="P27">openat(AT_FDCWD, "./libs/haswell/lib1.so", O_RDONLY|O_CLOEXEC) = -1 ENOENT (Нет такого файла или каталога)</text:p>
      <text:p text:style-name="P27">openat(AT_FDCWD, "./libs/x86_64/lib1.so", O_RDONLY|O_CLOEXEC) = -1 ENOENT (Нет такого файла или каталога)</text:p>
      <text:p text:style-name="P27">openat(AT_FDCWD, "./libs/lib1.so", O_RDONLY|O_CLOEXEC) = 3</text:p>
      <text:p text:style-name="P27">read(3, "\177ELF\2\1\1\0\0\0\0\0\0\0\0\0\3\0&gt;\0\1\0\0\0\300\20\0\0\0\0\0\0"..., 832) = 832</text:p>
      <text:p text:style-name="P27">fstat(3, {st_mode=S_IFREG|0775, st_size=49680, ...}) = 0</text:p>
      <text:p text:style-name="P27">mmap(NULL, 8192, PROT_READ|PROT_WRITE, MAP_PRIVATE|MAP_ANONYMOUS, -1, 0) = 0x7f76e368b000</text:p>
      <text:p text:style-name="P27">getcwd("/home/unche/\320\240\320\260\320\261\320\276\321\207\320\270\320\271 \321\201\321\202\320\276\320\273/os/5", 128) = 41</text:p>
      <text:p text:style-name="P27">mmap(NULL, 16456, PROT_READ, MAP_PRIVATE|MAP_DENYWRITE, 3, 0) = 0x7f76e3686000</text:p>
      <text:p text:style-name="P27">mmap(0x7f76e3687000, 4096, PROT_READ|PROT_EXEC, MAP_PRIVATE|MAP_FIXED|MAP_DENYWRITE, 3, 0x1000) = 0x7f76e3687000</text:p>
      <text:p text:style-name="P27">mmap(0x7f76e3688000, 4096, PROT_READ, MAP_PRIVATE|MAP_FIXED|MAP_DENYWRITE, 3, 0x2000) = 0x7f76e3688000</text:p>
      <text:p text:style-name="P27">mmap(0x7f76e3689000, 8192, PROT_READ|PROT_WRITE, MAP_PRIVATE|MAP_FIXED|MAP_DENYWRITE, 3, 0x2000) = 0x7f76e3689000</text:p>
      <text:p text:style-name="P27">close(3) <text:s text:c="31"/>= 0</text:p>
      <text:p text:style-name="P27">openat(AT_FDCWD, "./libs/tls/haswell/x86_64/libc.so.6", O_RDONLY|O_CLOEXEC) = -1 ENOENT (Нет такого файла или каталога)</text:p>
      <text:p text:style-name="P27">openat(AT_FDCWD, "./libs/tls/haswell/libc.so.6", O_RDONLY|O_CLOEXEC) = -1 ENOENT (Нет такого файла или каталога)</text:p>
      <text:p text:style-name="P27">openat(AT_FDCWD, "./libs/tls/x86_64/libc.so.6", O_RDONLY|O_CLOEXEC) = -1 ENOENT (Нет такого файла или каталога)</text:p>
      <text:p text:style-name="P27">openat(AT_FDCWD, "./libs/tls/libc.so.6", O_RDONLY|O_CLOEXEC) = -1 ENOENT (Нет такого файла или каталога)</text:p>
      <text:p text:style-name="P27"><text:soft-page-break/>openat(AT_FDCWD, "./libs/haswell/x86_64/libc.so.6", O_RDONLY|O_CLOEXEC) = -1 ENOENT (Нет такого файла или каталога)</text:p>
      <text:p text:style-name="P27">openat(AT_FDCWD, "./libs/haswell/libc.so.6", O_RDONLY|O_CLOEXEC) = -1 ENOENT (Нет такого файла или каталога)</text:p>
      <text:p text:style-name="P27">openat(AT_FDCWD, "./libs/x86_64/libc.so.6", O_RDONLY|O_CLOEXEC) = -1 ENOENT (Нет такого файла или каталога)</text:p>
      <text:p text:style-name="P27">openat(AT_FDCWD, "./libs/libc.so.6", O_RDONLY|O_CLOEXEC) = -1 ENOENT (Нет такого файла или каталога)</text:p>
      <text:p text:style-name="P27">openat(AT_FDCWD, "/etc/ld.so.cache", O_RDONLY|O_CLOEXEC) = 3</text:p>
      <text:p text:style-name="P27">fstat(3, {st_mode=S_IFREG|0644, st_size=70514, ...}) = 0</text:p>
      <text:p text:style-name="P27">mmap(NULL, 70514, PROT_READ, MAP_PRIVATE, 3, 0) = 0x7f76e3674000</text:p>
      <text:p text:style-name="P27">close(3) <text:s text:c="31"/>= 0</text:p>
      <text:p text:style-name="P27">openat(AT_FDCWD, "/lib/x86_64-linux-gnu/libc.so.6", O_RDONLY|O_CLOEXEC) = 3</text:p>
      <text:p text:style-name="P27">read(3, "\177ELF\2\1\1\3\0\0\0\0\0\0\0\0\3\0&gt;\0\1\0\0\0\360q\2\0\0\0\0\0"..., 832) = 832</text:p>
      <text:p text:style-name="P27">pread64(3, "\6\0\0\0\4\0\0\0@\0\0\0\0\0\0\0@\0\0\0\0\0\0\0@\0\0\0\0\0\0\0"..., 784, 64) = 784</text:p>
      <text:p text:style-name="P27">pread64(3, "\4\0\0\0\20\0\0\0\5\0\0\0GNU\0\2\0\0\300\4\0\0\0\3\0\0\0\0\0\0\0", 32, 848) = 32</text:p>
      <text:p text:style-name="P27">pread64(3, "\4\0\0\0\24\0\0\0\3\0\0\0GNU\0\363\377?\332\200\270\27\304d\245n\355Y\377\t\334"..., 68, 880) = 68</text:p>
      <text:p text:style-name="P27">fstat(3, {st_mode=S_IFREG|0755, st_size=2029224, ...}) = 0</text:p>
      <text:p text:style-name="P27">pread64(3, "\6\0\0\0\4\0\0\0@\0\0\0\0\0\0\0@\0\0\0\0\0\0\0@\0\0\0\0\0\0\0"..., 784, 64) = 784</text:p>
      <text:p text:style-name="P27">pread64(3, "\4\0\0\0\20\0\0\0\5\0\0\0GNU\0\2\0\0\300\4\0\0\0\3\0\0\0\0\0\0\0", 32, 848) = 32</text:p>
      <text:p text:style-name="P27">pread64(3, "\4\0\0\0\24\0\0\0\3\0\0\0GNU\0\363\377?\332\200\270\27\304d\245n\355Y\377\t\334"..., 68, 880) = 68</text:p>
      <text:p text:style-name="P27">mmap(NULL, 2036952, PROT_READ, MAP_PRIVATE|MAP_DENYWRITE, 3, 0) = 0x7f76e3482000</text:p>
      <text:p text:style-name="P27">mprotect(0x7f76e34a7000, 1847296, PROT_NONE) = 0</text:p>
      <text:p text:style-name="P27">mmap(0x7f76e34a7000, 1540096, PROT_READ|PROT_EXEC, MAP_PRIVATE|MAP_FIXED|MAP_DENYWRITE, 3, 0x25000) = 0x7f76e34a7000</text:p>
      <text:p text:style-name="P27">mmap(0x7f76e361f000, 303104, PROT_READ, MAP_PRIVATE|MAP_FIXED|MAP_DENYWRITE, 3, 0x19d000) = 0x7f76e361f000</text:p>
      <text:p text:style-name="P27">mmap(0x7f76e366a000, 24576, PROT_READ|PROT_WRITE, MAP_PRIVATE|MAP_FIXED|MAP_DENYWRITE, 3, 0x1e7000) = 0x7f76e366a000</text:p>
      <text:p text:style-name="P27">mmap(0x7f76e3670000, 13528, PROT_READ|PROT_WRITE, MAP_PRIVATE|MAP_FIXED|MAP_ANONYMOUS, -1, 0) = 0x7f76e3670000</text:p>
      <text:p text:style-name="P27">close(3) <text:s text:c="31"/>= 0</text:p>
      <text:p text:style-name="P27">openat(AT_FDCWD, "/lib/x86_64-linux-gnu/libm.so.6", O_RDONLY|O_CLOEXEC) = 3</text:p>
      <text:p text:style-name="P27">read(3, "\177ELF\2\1\1\3\0\0\0\0\0\0\0\0\3\0&gt;\0\1\0\0\0\300\363\0\0\0\0\0\0"..., 832) = 832</text:p>
      <text:p text:style-name="P27"><text:soft-page-break/>fstat(3, {st_mode=S_IFREG|0644, st_size=1369352, ...}) = 0</text:p>
      <text:p text:style-name="P27">mmap(NULL, 1368336, PROT_READ, MAP_PRIVATE|MAP_DENYWRITE, 3, 0) = 0x7f76e3333000</text:p>
      <text:p text:style-name="P27">mmap(0x7f76e3342000, 684032, PROT_READ|PROT_EXEC, MAP_PRIVATE|MAP_FIXED|MAP_DENYWRITE, 3, 0xf000) = 0x7f76e3342000</text:p>
      <text:p text:style-name="P27">mmap(0x7f76e33e9000, 618496, PROT_READ, MAP_PRIVATE|MAP_FIXED|MAP_DENYWRITE, 3, 0xb6000) = 0x7f76e33e9000</text:p>
      <text:p text:style-name="P27">mmap(0x7f76e3480000, 8192, PROT_READ|PROT_WRITE, MAP_PRIVATE|MAP_FIXED|MAP_DENYWRITE, 3, 0x14c000) = 0x7f76e3480000</text:p>
      <text:p text:style-name="P27">close(3) <text:s text:c="31"/>= 0</text:p>
      <text:p text:style-name="P27">mmap(NULL, 12288, PROT_READ|PROT_WRITE, MAP_PRIVATE|MAP_ANONYMOUS, -1, 0) = 0x7f76e3330000</text:p>
      <text:p text:style-name="P27">arch_prctl(ARCH_SET_FS, 0x7f76e3330740) = 0</text:p>
      <text:p text:style-name="P27">mprotect(0x7f76e366a000, 12288, PROT_READ) = 0</text:p>
      <text:p text:style-name="P27">mprotect(0x7f76e3480000, 4096, PROT_READ) = 0</text:p>
      <text:p text:style-name="P27">mprotect(0x7f76e3689000, 4096, PROT_READ) = 0</text:p>
      <text:p text:style-name="P27">mprotect(0x5590414e3000, 4096, PROT_READ) = 0</text:p>
      <text:p text:style-name="P27">mprotect(0x7f76e36ba000, 4096, PROT_READ) = 0</text:p>
      <text:p text:style-name="P27">munmap(0x7f76e3674000, 70514) <text:s text:c="10"/>= 0</text:p>
      <text:p text:style-name="P27">fstat(0, {st_mode=S_IFCHR|0620, st_rdev=makedev(0x88, 0x2), ...}) = 0</text:p>
      <text:p text:style-name="P27">brk(NULL) <text:s text:c="30"/>= 0x559041d28000</text:p>
      <text:p text:style-name="P27">brk(0x559041d49000) <text:s text:c="20"/>= 0x559041d49000</text:p>
      <text:p text:style-name="P27">read(0, 1 10</text:p>
      <text:p text:style-name="P27">"1 10\n", 1024) <text:s text:c="16"/>= 5</text:p>
      <text:p text:style-name="P27">fstat(1, {st_mode=S_IFCHR|0620, st_rdev=makedev(0x88, 0x2), ...}) = 0</text:p>
      <text:p text:style-name="P27">write(1, "The result is: 0.544661\n", 24The result is: 0.544661</text:p>
      <text:p text:style-name="P27">) = 24</text:p>
      <text:p text:style-name="P27">read(0, "", 1024) <text:s text:c="22"/>= 0</text:p>
      <text:p text:style-name="P27">exit_group(0) <text:s text:c="26"/>= ?</text:p>
      <text:p text:style-name="P27">+++ exited with 0 +++</text:p>
      <text:p text:style-name="P27"/>
      <text:p text:style-name="P23">Strace для программы 2</text:p>
      <text:p text:style-name="P27">execve("./pr2", ["./pr2"], 0x7ffe2de21d40 /* 51 vars */) = 0</text:p>
      <text:p text:style-name="P27">brk(NULL) <text:s text:c="30"/>= 0x559c67152000</text:p>
      <text:p text:style-name="P27">arch_prctl(0x3001 /* ARCH_??? */, 0x7ffe1c456260) = -1 EINVAL (Недопустимый аргумент)</text:p>
      <text:p text:style-name="P27">access("/etc/ld.so.preload", R_OK) <text:s text:c="5"/>= -1 ENOENT (Нет такого файла или каталога)</text:p>
      <text:p text:style-name="P27">openat(AT_FDCWD, "/etc/ld.so.cache", O_RDONLY|O_CLOEXEC) = 3</text:p>
      <text:p text:style-name="P27">fstat(3, {st_mode=S_IFREG|0644, st_size=70514, ...}) = 0</text:p>
      <text:p text:style-name="P27"><text:soft-page-break/>mmap(NULL, 70514, PROT_READ, MAP_PRIVATE, 3, 0) = 0x7fe8b7d10000</text:p>
      <text:p text:style-name="P27">close(3) <text:s text:c="31"/>= 0</text:p>
      <text:p text:style-name="P27">openat(AT_FDCWD, "/lib/x86_64-linux-gnu/libdl.so.2", O_RDONLY|O_CLOEXEC) = 3</text:p>
      <text:p text:style-name="P27">read(3, "\177ELF\2\1\1\0\0\0\0\0\0\0\0\0\3\0&gt;\0\1\0\0\0 \22\0\0\0\0\0\0"..., 832) = 832</text:p>
      <text:p text:style-name="P27">fstat(3, {st_mode=S_IFREG|0644, st_size=18816, ...}) = 0</text:p>
      <text:p text:style-name="P27">mmap(NULL, 8192, PROT_READ|PROT_WRITE, MAP_PRIVATE|MAP_ANONYMOUS, -1, 0) = 0x7fe8b7d0e000</text:p>
      <text:p text:style-name="P27">mmap(NULL, 20752, PROT_READ, MAP_PRIVATE|MAP_DENYWRITE, 3, 0) = 0x7fe8b7d08000</text:p>
      <text:p text:style-name="P27">mmap(0x7fe8b7d09000, 8192, PROT_READ|PROT_EXEC, MAP_PRIVATE|MAP_FIXED|MAP_DENYWRITE, 3, 0x1000) = 0x7fe8b7d09000</text:p>
      <text:p text:style-name="P27">mmap(0x7fe8b7d0b000, 4096, PROT_READ, MAP_PRIVATE|MAP_FIXED|MAP_DENYWRITE, 3, 0x3000) = 0x7fe8b7d0b000</text:p>
      <text:p text:style-name="P27">mmap(0x7fe8b7d0c000, 8192, PROT_READ|PROT_WRITE, MAP_PRIVATE|MAP_FIXED|MAP_DENYWRITE, 3, 0x3000) = 0x7fe8b7d0c000</text:p>
      <text:p text:style-name="P27">close(3) <text:s text:c="31"/>= 0</text:p>
      <text:p text:style-name="P27">openat(AT_FDCWD, "/lib/x86_64-linux-gnu/libc.so.6", O_RDONLY|O_CLOEXEC) = 3</text:p>
      <text:p text:style-name="P27">read(3, "\177ELF\2\1\1\3\0\0\0\0\0\0\0\0\3\0&gt;\0\1\0\0\0\360q\2\0\0\0\0\0"..., 832) = 832</text:p>
      <text:p text:style-name="P27">pread64(3, "\6\0\0\0\4\0\0\0@\0\0\0\0\0\0\0@\0\0\0\0\0\0\0@\0\0\0\0\0\0\0"..., 784, 64) = 784</text:p>
      <text:p text:style-name="P27">pread64(3, "\4\0\0\0\20\0\0\0\5\0\0\0GNU\0\2\0\0\300\4\0\0\0\3\0\0\0\0\0\0\0", 32, 848) = 32</text:p>
      <text:p text:style-name="P27">pread64(3, "\4\0\0\0\24\0\0\0\3\0\0\0GNU\0\363\377?\332\200\270\27\304d\245n\355Y\377\t\334"..., 68, 880) = 68</text:p>
      <text:p text:style-name="P27">fstat(3, {st_mode=S_IFREG|0755, st_size=2029224, ...}) = 0</text:p>
      <text:p text:style-name="P27">pread64(3, "\6\0\0\0\4\0\0\0@\0\0\0\0\0\0\0@\0\0\0\0\0\0\0@\0\0\0\0\0\0\0"..., 784, 64) = 784</text:p>
      <text:p text:style-name="P27">pread64(3, "\4\0\0\0\20\0\0\0\5\0\0\0GNU\0\2\0\0\300\4\0\0\0\3\0\0\0\0\0\0\0", 32, 848) = 32</text:p>
      <text:p text:style-name="P27">pread64(3, "\4\0\0\0\24\0\0\0\3\0\0\0GNU\0\363\377?\332\200\270\27\304d\245n\355Y\377\t\334"..., 68, 880) = 68</text:p>
      <text:p text:style-name="P27">mmap(NULL, 2036952, PROT_READ, MAP_PRIVATE|MAP_DENYWRITE, 3, 0) = 0x7fe8b7b16000</text:p>
      <text:p text:style-name="P27">mprotect(0x7fe8b7b3b000, 1847296, PROT_NONE) = 0</text:p>
      <text:p text:style-name="P27">mmap(0x7fe8b7b3b000, 1540096, PROT_READ|PROT_EXEC, MAP_PRIVATE|MAP_FIXED|MAP_DENYWRITE, 3, 0x25000) = 0x7fe8b7b3b000</text:p>
      <text:p text:style-name="P27">mmap(0x7fe8b7cb3000, 303104, PROT_READ, MAP_PRIVATE|MAP_FIXED|MAP_DENYWRITE, 3, 0x19d000) = 0x7fe8b7cb3000</text:p>
      <text:p text:style-name="P27">mmap(0x7fe8b7cfe000, 24576, PROT_READ|PROT_WRITE, MAP_PRIVATE|MAP_FIXED|MAP_DENYWRITE, 3, 0x1e7000) = 0x7fe8b7cfe000</text:p>
      <text:p text:style-name="P27">mmap(0x7fe8b7d04000, 13528, PROT_READ|PROT_WRITE, MAP_PRIVATE|MAP_FIXED|MAP_ANONYMOUS, -1, 0) = 0x7fe8b7d04000</text:p>
      <text:p text:style-name="P27"><text:soft-page-break/>close(3) <text:s text:c="31"/>= 0</text:p>
      <text:p text:style-name="P27">mmap(NULL, 12288, PROT_READ|PROT_WRITE, MAP_PRIVATE|MAP_ANONYMOUS, -1, 0) = 0x7fe8b7b13000</text:p>
      <text:p text:style-name="P27">arch_prctl(ARCH_SET_FS, 0x7fe8b7b13740) = 0</text:p>
      <text:p text:style-name="P27">mprotect(0x7fe8b7cfe000, 12288, PROT_READ) = 0</text:p>
      <text:p text:style-name="P27">mprotect(0x7fe8b7d0c000, 4096, PROT_READ) = 0</text:p>
      <text:p text:style-name="P27">mprotect(0x559c65fb9000, 4096, PROT_READ) = 0</text:p>
      <text:p text:style-name="P27">mprotect(0x7fe8b7d4f000, 4096, PROT_READ) = 0</text:p>
      <text:p text:style-name="P27">munmap(0x7fe8b7d10000, 70514) <text:s text:c="10"/>= 0</text:p>
      <text:p text:style-name="P27">brk(NULL) <text:s text:c="30"/>= 0x559c67152000</text:p>
      <text:p text:style-name="P27">brk(0x559c67173000) <text:s text:c="20"/>= 0x559c67173000</text:p>
      <text:p text:style-name="P27">openat(AT_FDCWD, "./libs/lib1.so", O_RDONLY|O_CLOEXEC) = 3</text:p>
      <text:p text:style-name="P27">read(3, "\177ELF\2\1\1\0\0\0\0\0\0\0\0\0\3\0&gt;\0\1\0\0\0\300\20\0\0\0\0\0\0"..., 832) = 832</text:p>
      <text:p text:style-name="P27">fstat(3, {st_mode=S_IFREG|0775, st_size=49680, ...}) = 0</text:p>
      <text:p text:style-name="P27">getcwd("/home/unche/\320\240\320\260\320\261\320\276\321\207\320\270\320\271 \321\201\321\202\320\276\320\273/os/5", 128) = 41</text:p>
      <text:p text:style-name="P27">mmap(NULL, 16456, PROT_READ, MAP_PRIVATE|MAP_DENYWRITE, 3, 0) = 0x7fe8b7d1d000</text:p>
      <text:p text:style-name="P27">mmap(0x7fe8b7d1e000, 4096, PROT_READ|PROT_EXEC, MAP_PRIVATE|MAP_FIXED|MAP_DENYWRITE, 3, 0x1000) = 0x7fe8b7d1e000</text:p>
      <text:p text:style-name="P27">mmap(0x7fe8b7d1f000, 4096, PROT_READ, MAP_PRIVATE|MAP_FIXED|MAP_DENYWRITE, 3, 0x2000) = 0x7fe8b7d1f000</text:p>
      <text:p text:style-name="P27">mmap(0x7fe8b7d20000, 8192, PROT_READ|PROT_WRITE, MAP_PRIVATE|MAP_FIXED|MAP_DENYWRITE, 3, 0x2000) = 0x7fe8b7d20000</text:p>
      <text:p text:style-name="P27">close(3) <text:s text:c="31"/>= 0</text:p>
      <text:p text:style-name="P27">openat(AT_FDCWD, "/etc/ld.so.cache", O_RDONLY|O_CLOEXEC) = 3</text:p>
      <text:p text:style-name="P27">fstat(3, {st_mode=S_IFREG|0644, st_size=70514, ...}) = 0</text:p>
      <text:p text:style-name="P27">mmap(NULL, 70514, PROT_READ, MAP_PRIVATE, 3, 0) = 0x7fe8b7b01000</text:p>
      <text:p text:style-name="P27">close(3) <text:s text:c="31"/>= 0</text:p>
      <text:p text:style-name="P27">openat(AT_FDCWD, "/lib/x86_64-linux-gnu/libm.so.6", O_RDONLY|O_CLOEXEC) = 3</text:p>
      <text:p text:style-name="P27">read(3, "\177ELF\2\1\1\3\0\0\0\0\0\0\0\0\3\0&gt;\0\1\0\0\0\300\363\0\0\0\0\0\0"..., 832) = 832</text:p>
      <text:p text:style-name="P27">fstat(3, {st_mode=S_IFREG|0644, st_size=1369352, ...}) = 0</text:p>
      <text:p text:style-name="P27">mmap(NULL, 1368336, PROT_READ, MAP_PRIVATE|MAP_DENYWRITE, 3, 0) = 0x7fe8b79b2000</text:p>
      <text:p text:style-name="P27">mmap(0x7fe8b79c1000, 684032, PROT_READ|PROT_EXEC, MAP_PRIVATE|MAP_FIXED|MAP_DENYWRITE, 3, 0xf000) = 0x7fe8b79c1000</text:p>
      <text:p text:style-name="P27">mmap(0x7fe8b7a68000, 618496, PROT_READ, MAP_PRIVATE|MAP_FIXED|MAP_DENYWRITE, 3, 0xb6000) = 0x7fe8b7a68000</text:p>
      <text:p text:style-name="P27">mmap(0x7fe8b7aff000, 8192, PROT_READ|PROT_WRITE, MAP_PRIVATE|MAP_FIXED|MAP_DENYWRITE, 3, 0x14c000) = 0x7fe8b7aff000</text:p>
      <text:p text:style-name="P27"><text:soft-page-break/>close(3) <text:s text:c="31"/>= 0</text:p>
      <text:p text:style-name="P27">mprotect(0x7fe8b7aff000, 4096, PROT_READ) = 0</text:p>
      <text:p text:style-name="P27">mprotect(0x7fe8b7d20000, 4096, PROT_READ) = 0</text:p>
      <text:p text:style-name="P27">munmap(0x7fe8b7b01000, 70514) <text:s text:c="10"/>= 0</text:p>
      <text:p text:style-name="P27">fstat(0, {st_mode=S_IFCHR|0620, st_rdev=makedev(0x88, 0x2), ...}) = 0</text:p>
      <text:p text:style-name="P27">read(0, 1 10</text:p>
      <text:p text:style-name="P27">"1 10\n", 1024) <text:s text:c="16"/>= 5</text:p>
      <text:p text:style-name="P27">fstat(1, {st_mode=S_IFCHR|0620, st_rdev=makedev(0x88, 0x2), ...}) = 0</text:p>
      <text:p text:style-name="P27">write(1, "The result is: 0.544661\n", 24The result is: 0.544661</text:p>
      <text:p text:style-name="P27">) = 24</text:p>
      <text:p text:style-name="P27">read(0, "", 1024) <text:s text:c="22"/>= 0</text:p>
      <text:p text:style-name="P27">exit_group(0) <text:s text:c="26"/>= ?</text:p>
      <text:p text:style-name="P27">+++ exited with 0 +++</text:p>
      <text:p text:style-name="P27"/>
      <text:p text:style-name="P30">Вывод</text:p>
      <text:p text:style-name="P30"/>
      <text:p text:style-name="P29"><text:span text:style-name="T19">Динамические библиотеки помогают </text:span><text:span text:style-name="T20">экономить место на жестком диске и в оперативной памяти, если одна и та же библиотека используется несколькими программами. </text:span><text:span text:style-name="T21">То есть не нужно каждый раз </text:span><text:span text:style-name="T22">п</text:span><text:span text:style-name="T21">одгружать огромную библиотеку, если нужно достать из нее одну-две функции. Это так же позволяет выбирать библиотеку во время исполнения программы, </text:span><text:span text:style-name="T22">а не только непосредственно перед ее стартом</text:span><text:span text:style-name="T21">.</text:span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19:12:19.680829187</meta:creation-date>
    <meta:generator>LibreOffice/6.4.6.2$Linux_X86_64 LibreOffice_project/40$Build-2</meta:generator>
    <dc:date>2021-04-22T15:02:47.060342381</dc:date>
    <meta:editing-duration>PT34M5S</meta:editing-duration>
    <meta:editing-cycles>8</meta:editing-cycles>
    <meta:document-statistic meta:table-count="3" meta:image-count="0" meta:object-count="0" meta:page-count="15" meta:paragraph-count="445" meta:word-count="2067" meta:character-count="19025" meta:non-whitespace-character-count="16434"/>
  </office:meta>
</office:document-meta>
</file>